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A6000002CEC99B32F543C644E2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7-004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>
            <draw:frame draw:z-index="0" draw:name="Изображение 1" draw:style-name="gr1" draw:text-style-name="P1" svg:width="13.02cm" svg:height="10.009cm" svg:x="0.076cm" svg:y="0.376cm">
              <draw:image xlink:href="Pictures/10000000000003A6000002CEC99B32F543C644E2.jpg" xlink:type="simple" xlink:show="embed" xlink:actuate="onLoad" draw:mime-type="image/jpeg">
                <text:p/>
              </draw:image>
            </draw:frame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FACT([.C7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/>
          <table:table-cell table:formula="of:=FACT([.C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FACT([.C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formula="of:=FACT([.C10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formula="of:=FACT([.C11]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formula="of:=FACT([.C12])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formula="of:=FACT([.C13])"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formula="of:=FACT([.C14])"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table:formula="of:=FACT([.C15])" office:value-type="float" office:value="5040" calcext:value-type="float">
            <text:p>504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9T10:08:25.610000000</meta:creation-date>
    <dc:date>2023-04-09T11:47:41.754000000</dc:date>
    <meta:editing-duration>PT43M51S</meta:editing-duration>
    <meta:editing-cycles>5</meta:editing-cycles>
    <meta:generator>LibreOffice/7.5.1.2$Windows_X86_64 LibreOffice_project/fcbaee479e84c6cd81291587d2ee68cba099e129</meta:generator>
    <meta:document-statistic meta:table-count="1" meta:cell-count="18" meta:object-count="1"/>
  </office:meta>
</office:document-meta>
</file>